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98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7146in"/>
    </style:style>
    <style:style style:name="co4" style:family="table-column">
      <style:table-column-properties fo:break-before="auto" style:column-width="0.9882in"/>
    </style:style>
    <style:style style:name="co5" style:family="table-column">
      <style:table-column-properties fo:break-before="auto" style:column-width="1.0362in"/>
    </style:style>
    <style:style style:name="co6" style:family="table-column">
      <style:table-column-properties fo:break-before="auto" style:column-width="0.8811in"/>
    </style:style>
    <style:style style:name="co7" style:family="table-column">
      <style:table-column-properties fo:break-before="auto" style:column-width="0.7028in"/>
    </style:style>
    <style:style style:name="co8" style:family="table-column">
      <style:table-column-properties fo:break-before="auto" style:column-width="0.9047in"/>
    </style:style>
    <style:style style:name="co9" style:family="table-column">
      <style:table-column-properties fo:break-before="auto" style:column-width="0.6311in"/>
    </style:style>
    <style:style style:name="co10" style:family="table-column">
      <style:table-column-properties fo:break-before="auto" style:column-width="0.774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299in" fo:break-before="auto" style:use-optimal-row-height="true"/>
    </style:style>
    <style:style style:name="ro2" style:family="table-row">
      <style:table-row-properties style:row-height="0.3909in" fo:break-before="auto" style:use-optimal-row-height="true"/>
    </style:style>
    <style:style style:name="ro3" style:family="table-row">
      <style:table-row-properties style:row-height="0.7138in" fo:break-before="auto" style:use-optimal-row-height="true"/>
    </style:style>
    <style:style style:name="ro4" style:family="table-row">
      <style:table-row-properties style:row-height="0.8752in" fo:break-before="auto" style:use-optimal-row-height="true"/>
    </style:style>
    <style:style style:name="ro5" style:family="table-row">
      <style:table-row-properties style:row-height="0.225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style:text-align-source="fix" style:repeat-content="false" fo:background-color="transparent" fo:wrap-option="wrap" fo:border="0.74pt solid #000000" fo:padding="0.039in" style:vertical-align="middl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fo:background-color="#ffffd7" style:text-align-source="fix" style:repeat-content="false" fo:wrap-option="wrap" fo:border="0.74pt solid #000000" fo:padding="0.039in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3" style:family="table-cell" style:parent-style-name="Default">
      <style:table-cell-properties fo:background-color="#ffffd7" fo:wrap-option="wrap" fo:border="0.74pt solid #000000" fo:padding="0.039in"/>
      <style:text-properties style:use-window-font-color="true"/>
    </style:style>
    <style:style style:name="ce15" style:family="table-cell" style:parent-style-name="Default">
      <style:table-cell-properties fo:wrap-option="wrap" fo:padding="0.039in"/>
      <style:text-properties style:use-window-font-color="true"/>
    </style:style>
    <style:style style:name="ce7" style:family="table-cell" style:parent-style-name="Default">
      <style:table-cell-properties style:text-align-source="fix" style:repeat-content="false" fo:wrap-option="wrap" fo:border="0.74pt solid #000000" fo:padding="0.039in" style:vertical-align="middl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fo:wrap-option="wrap" fo:border="0.74pt solid #000000" fo:padding="0.039in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wrap-option="wrap" fo:border="0.74pt solid #000000" fo:padding="0.039in"/>
      <style:text-properties style:use-window-font-color="true" fo:font-weight="normal" style:font-weight-asian="normal" style:font-weight-complex="normal"/>
    </style:style>
    <style:style style:name="ce19" style:family="table-cell" style:parent-style-name="Default">
      <style:table-cell-properties fo:wrap-option="wrap" fo:border="0.74pt solid #000000" fo:padding="0.039in"/>
      <style:text-properties style:use-window-font-color="true"/>
    </style:style>
    <style:style style:name="ce20" style:family="table-cell" style:parent-style-name="Default">
      <style:table-cell-properties fo:background-color="transparent" fo:wrap-option="wrap" fo:border="0.74pt solid #000000" fo:padding="0.039in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fo:background-color="transparent" fo:wrap-option="wrap" fo:border="0.74pt solid #000000" fo:padding="0.039in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wrap-option="wrap" fo:border="0.74pt solid #000000" fo:padding="0.039in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74pt solid #000000" fo:padding="0.039in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3" style:family="table-cell" style:parent-style-name="Default">
      <style:table-cell-properties fo:padding="0.039in"/>
      <style:text-properties style:use-window-font-color="true"/>
    </style:style>
    <style:style style:name="ce24" style:family="table-cell" style:parent-style-name="Default">
      <style:table-cell-properties fo:border="0.74pt solid #000000" fo:padding="0.039in"/>
      <style:text-properties style:use-window-font-color="true"/>
    </style:style>
    <style:style style:name="ce39" style:family="table-cell" style:parent-style-name="Default">
      <style:table-cell-properties style:text-align-source="fix" style:repeat-content="false" fo:wrap-option="wrap" fo:border="0.74pt solid #000000" fo:padding="0.039in"/>
      <style:paragraph-properties fo:text-align="start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0.74pt solid #000000" fo:padding="0.039in"/>
    </style:style>
    <style:style style:name="ce41" style:family="table-cell" style:parent-style-name="Default">
      <style:table-cell-properties fo:background-color="#dddddd" fo:wrap-option="wrap" fo:border="0.74pt solid #000000" fo:padding="0.039in"/>
      <style:text-properties style:use-window-font-color="true" fo:font-weight="bold" style:font-weight-asian="bold" style:font-weight-complex="bold"/>
    </style:style>
    <style:style style:name="ce26" style:family="table-cell" style:parent-style-name="Default">
      <style:table-cell-properties fo:background-color="#dddddd" fo:border="0.74pt solid #000000" fo:padding="0.039in"/>
      <style:text-properties style:use-window-font-color="true"/>
    </style:style>
    <style:style style:name="ce38" style:family="table-cell" style:parent-style-name="Default">
      <style:table-cell-properties fo:background-color="#dddddd" style:text-align-source="fix" style:repeat-content="false" fo:wrap-option="wrap" fo:border="0.74pt solid #000000" fo:padding="0.039in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4" style:family="table-cell" style:parent-style-name="Default">
      <style:table-cell-properties fo:background-color="#dddddd" style:text-align-source="fix" style:repeat-content="false" fo:wrap-option="wrap" fo:border="0.74pt solid #000000" fo:padding="0.039in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7" style:family="table-cell" style:parent-style-name="Default">
      <style:table-cell-properties fo:background-color="#dddddd" fo:wrap-option="wrap" fo:border="0.74pt solid #000000" fo:padding="0.039in"/>
      <style:text-properties style:use-window-font-color="true"/>
    </style:style>
    <style:style style:name="ce28" style:family="table-cell" style:parent-style-name="Default">
      <style:table-cell-properties fo:background-color="#dddddd" fo:wrap-option="wrap" fo:border="0.74pt solid #000000" fo:padding="0.039in"/>
      <style:text-properties style:use-window-font-color="true" fo:font-weight="normal" style:font-weight-asian="normal" style:font-weight-complex="normal"/>
    </style:style>
    <style:style style:name="ce37" style:family="table-cell" style:parent-style-name="Default" style:data-style-name="N11">
      <style:table-cell-properties fo:background-color="#dddddd" fo:border="0.74pt solid #000000" fo:padding="0.039in"/>
      <style:text-properties style:use-window-font-color="true"/>
    </style:style>
    <style:style style:name="ce42" style:family="table-cell" style:parent-style-name="Default">
      <style:table-cell-properties fo:border-bottom="0.74pt solid #000000" fo:border-left="0.74pt solid #000000" fo:padding="0.039in" fo:border-right="none" fo:border-top="0.74pt solid #000000"/>
      <style:text-properties style:use-window-font-color="true"/>
    </style:style>
    <style:style style:name="ce43" style:family="table-cell" style:parent-style-name="Default">
      <style:table-cell-properties fo:border-bottom="0.74pt solid #000000" fo:border-left="none" fo:padding="0.039in" fo:border-right="none" fo:border-top="0.74pt solid #000000"/>
      <style:text-properties style:use-window-font-color="true"/>
    </style:style>
    <style:style style:name="ce29" style:family="table-cell" style:parent-style-name="Default">
      <style:table-cell-properties fo:wrap-option="no-wrap" fo:padding="0.039in"/>
      <style:text-properties style:use-window-font-color="true" fo:font-weight="bold" style:font-weight-asian="bold" style:font-weight-complex="bold"/>
    </style:style>
    <style:style style:name="ce53" style:family="table-cell" style:parent-style-name="Default">
      <style:table-cell-properties fo:wrap-option="no-wrap" fo:padding="0.039in"/>
      <style:text-properties style:use-window-font-color="true"/>
    </style:style>
    <style:style style:name="ce55" style:family="table-cell" style:parent-style-name="Default">
      <style:table-cell-properties fo:wrap-option="no-wrap" fo:border="0.74pt solid #000000" fo:padding="0.039in"/>
      <style:text-properties style:use-window-font-color="true"/>
    </style:style>
    <style:style style:name="ce32" style:family="table-cell" style:parent-style-name="Default">
      <style:table-cell-properties fo:background-color="#dddddd" fo:wrap-option="no-wrap" fo:border="0.74pt solid #000000" fo:padding="0.039in"/>
      <style:text-properties style:use-window-font-color="true"/>
    </style:style>
    <style:style style:name="ce33" style:family="table-cell" style:parent-style-name="Default">
      <style:table-cell-properties fo:wrap-option="no-wrap" fo:padding="0.039in"/>
      <style:text-properties style:use-window-font-color="true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0673in" svg:height="3.1882in" svg:x="0.2469in" svg:y="14.3476in">
            <draw:object draw:notify-on-update-of-ranges="Sheet1.A26:Sheet1.A30 Sheet1.A26:Sheet1.A30 Sheet1.C26:Sheet1.C26 Sheet1.M26:Sheet1.M31 Sheet1.A31:Sheet1.A35 Sheet1.C31:Sheet1.C31 Sheet1.M31:Sheet1.M35 Sheet1.A36:Sheet1.A40 Sheet1.C36:Sheet1.C36 Sheet1.M36:Sheet1.M40 Sheet1.A41:Sheet1.A45 Sheet1.C41:Sheet1.C41 Sheet1.M41:Sheet1.M45 Sheet1.A46:Sheet1.A50 Sheet1.C46:Sheet1.C46 Sheet1.M46:Sheet1.M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53"/>
        <table:table-column table:style-name="co9" table:default-cell-style-name="ce53"/>
        <table:table-column table:style-name="co10" table:default-cell-style-name="ce53"/>
        <table:table-column table:style-name="co6" table:default-cell-style-name="ce53"/>
        <table:table-column table:style-name="co11" table:number-columns-repeated="1009" table:default-cell-style-name="ce53"/>
        <table:table-row table:style-name="ro1">
          <table:table-cell table:style-name="ce2" office:value-type="string" calcext:value-type="string" table:number-columns-spanned="8" table:number-rows-spanned="1">
            <text:p>Example calculations</text:p>
          </table:table-cell>
          <table:covered-table-cell table:style-name="ce9"/>
          <table:covered-table-cell table:style-name="ce12"/>
          <table:covered-table-cell table:style-name="ce9"/>
          <table:covered-table-cell table:style-name="ce38"/>
          <table:covered-table-cell table:style-name="ce41"/>
          <table:covered-table-cell table:style-name="ce38"/>
          <table:covered-table-cell table:style-name="ce41"/>
          <table:table-cell table:style-name="ce29" table:number-columns-repeated="1013"/>
        </table:table-row>
        <table:table-row table:style-name="ro1">
          <table:table-cell table:style-name="ce4" office:value-type="string" calcext:value-type="string" table:number-columns-spanned="2" table:number-rows-spanned="1">
            <text:p>Constants</text:p>
          </table:table-cell>
          <table:covered-table-cell table:style-name="ce9"/>
          <table:table-cell table:style-name="ce22" office:value-type="string" calcext:value-type="string" table:number-columns-spanned="2" table:number-rows-spanned="1">
            <text:p>Variables</text:p>
          </table:table-cell>
          <table:covered-table-cell table:style-name="ce9"/>
          <table:table-cell table:style-name="ce34" office:value-type="string" calcext:value-type="string" table:number-columns-spanned="2" table:number-rows-spanned="1">
            <text:p>Income</text:p>
          </table:table-cell>
          <table:covered-table-cell table:style-name="ce41"/>
          <table:table-cell table:style-name="ce34" office:value-type="string" calcext:value-type="string" table:number-columns-spanned="2" table:number-rows-spanned="1">
            <text:p>Expenses</text:p>
          </table:table-cell>
          <table:covered-table-cell table:style-name="ce41"/>
          <table:table-cell table:style-name="ce29" table:number-columns-repeated="1013"/>
        </table:table-row>
        <table:table-row table:style-name="ro2">
          <table:table-cell table:style-name="ce13" office:value-type="string" calcext:value-type="string">
            <text:p>Car rent charge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Driver count</text:p>
          </table:table-cell>
          <table:table-cell table:style-name="ce19" office:value-type="float" office:value="10" calcext:value-type="float">
            <text:p>10</text:p>
          </table:table-cell>
          <table:table-cell table:style-name="ce27" office:value-type="string" calcext:value-type="string">
            <text:p>Used car count</text:p>
          </table:table-cell>
          <table:table-cell table:style-name="ce27" table:formula="of:=MIN([.D3];[.D5])" office:value-type="float" office:value="10" calcext:value-type="float">
            <text:p>10</text:p>
          </table:table-cell>
          <table:table-cell table:style-name="ce27" office:value-type="string" calcext:value-type="string">
            <text:p>Interest</text:p>
          </table:table-cell>
          <table:table-cell table:style-name="ce27" table:formula="of:=[.D6]*[.B7]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13" office:value-type="string" calcext:value-type="string">
            <text:p>Salary</text:p>
          </table:table-cell>
          <table:table-cell table:style-name="ce13" office:value-type="float" office:value="10" calcext:value-type="float">
            <text:p>10</text:p>
          </table:table-cell>
          <table:table-cell table:style-name="ce19" office:value-type="string" calcext:value-type="string">
            <text:p>Manager count</text:p>
          </table:table-cell>
          <table:table-cell table:style-name="ce19" office:value-type="float" office:value="1" calcext:value-type="float">
            <text:p>1</text:p>
          </table:table-cell>
          <table:table-cell table:style-name="ce27" office:value-type="string" calcext:value-type="string">
            <text:p>Fleet management efficiency rate</text:p>
          </table:table-cell>
          <table:table-cell table:style-name="ce27" table:formula="of:=([.$B$8]-[.D5]/[.D4])/[.$B$8]" office:value-type="float" office:value="0.803921568627451" calcext:value-type="float">
            <text:p>0.803921568627451</text:p>
          </table:table-cell>
          <table:table-cell table:style-name="ce27" office:value-type="string" calcext:value-type="string">
            <text:p>Total car rent charge</text:p>
          </table:table-cell>
          <table:table-cell table:style-name="ce27" table:formula="of:=[.B3]*[.D5]"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Income</text:p>
          </table:table-cell>
          <table:table-cell table:style-name="ce13" office:value-type="float" office:value="25" calcext:value-type="float">
            <text:p>25</text:p>
          </table:table-cell>
          <table:table-cell table:style-name="ce19" office:value-type="string" calcext:value-type="string">
            <text:p>Car count</text:p>
          </table:table-cell>
          <table:table-cell table:style-name="ce19" office:value-type="float" office:value="10" calcext:value-type="float">
            <text:p>10</text:p>
          </table:table-cell>
          <table:table-cell table:style-name="ce28" office:value-type="string" calcext:value-type="string">
            <text:p>Total gross income</text:p>
          </table:table-cell>
          <table:table-cell table:style-name="ce28" table:formula="of:=[.B5]*[.F3]*[.F4]" office:value-type="float" office:value="200.980392156863" calcext:value-type="float">
            <text:p>200.980392156863</text:p>
          </table:table-cell>
          <table:table-cell table:style-name="ce27" office:value-type="string" calcext:value-type="string">
            <text:p>Total salary</text:p>
          </table:table-cell>
          <table:table-cell table:style-name="ce27" table:formula="of:=([.D3]+[.D4])*[.B4]" office:value-type="float" office:value="110" calcext:value-type="float">
            <text:p>110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Income tax rate</text:p>
          </table:table-cell>
          <table:table-cell table:style-name="ce13" office:value-type="float" office:value="0.1" calcext:value-type="float">
            <text:p>0.1</text:p>
          </table:table-cell>
          <table:table-cell table:style-name="ce19" office:value-type="string" calcext:value-type="string">
            <text:p>Loan</text:p>
          </table:table-cell>
          <table:table-cell table:style-name="ce19" office:value-type="float" office:value="0" calcext:value-type="float">
            <text:p>0</text:p>
          </table:table-cell>
          <table:table-cell table:style-name="ce28" office:value-type="string" calcext:value-type="string">
            <text:p>Total income tax</text:p>
          </table:table-cell>
          <table:table-cell table:style-name="ce28" table:formula="of:=[.F5]*[.B6]" office:value-type="float" office:value="20.0980392156863" calcext:value-type="float">
            <text:p>20.0980392156863</text:p>
          </table:table-cell>
          <table:table-cell table:style-name="ce41" office:value-type="string" calcext:value-type="string">
            <text:p>Total expenses</text:p>
          </table:table-cell>
          <table:table-cell table:style-name="ce41" table:formula="of:=[.H3]+[.H4]+[.H5]" office:value-type="float" office:value="120" calcext:value-type="float">
            <text:p>120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Interest rate</text:p>
          </table:table-cell>
          <table:table-cell table:style-name="ce13" office:value-type="float" office:value="0.01" calcext:value-type="float">
            <text:p>0.01</text:p>
          </table:table-cell>
          <table:table-cell table:style-name="ce23" table:number-columns-repeated="2"/>
          <table:table-cell table:style-name="ce41" office:value-type="string" calcext:value-type="string">
            <text:p>Total net income</text:p>
          </table:table-cell>
          <table:table-cell table:style-name="ce41" table:formula="of:=[.F5]-[.F6]" office:value-type="float" office:value="180.882352941177" calcext:value-type="float">
            <text:p>180.882352941177</text:p>
          </table:table-cell>
          <table:table-cell table:style-name="ce42"/>
          <table:table-cell table:style-name="ce43"/>
          <table:table-cell table:number-columns-repeated="1013"/>
        </table:table-row>
        <table:table-row table:style-name="ro4">
          <table:table-cell table:style-name="ce13" office:value-type="string" calcext:value-type="string">
            <text:p>Maximum single manager vehicle count</text:p>
          </table:table-cell>
          <table:table-cell table:style-name="ce13" office:value-type="float" office:value="51" calcext:value-type="float">
            <text:p>51</text:p>
          </table:table-cell>
          <table:table-cell table:style-name="ce23" table:number-columns-repeated="2"/>
          <table:table-cell table:style-name="ce41" office:value-type="string" calcext:value-type="string" table:number-columns-spanned="2" table:number-rows-spanned="1">
            <text:p>Result</text:p>
          </table:table-cell>
          <table:covered-table-cell table:style-name="ce24"/>
          <table:table-cell table:style-name="ce41" table:formula="of:=[.F7]-[.H6]" office:value-type="float" office:value="60.8823529411765" calcext:value-type="float" table:number-columns-spanned="2" table:number-rows-spanned="1">
            <text:p>60.8823529411765</text:p>
          </table:table-cell>
          <table:covered-table-cell table:style-name="ce19"/>
          <table:table-cell table:number-columns-repeated="1013"/>
        </table:table-row>
        <table:table-row table:style-name="ro5" table:number-rows-repeated="15">
          <table:table-cell table:number-columns-repeated="2"/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13" table:number-rows-spanned="1">
            <text:p>No loan driver count and manager count result dependency</text:p>
          </table:table-cell>
          <table:covered-table-cell table:style-name="ce19"/>
          <table:covered-table-cell table:number-columns-repeated="2" table:style-name="ce24"/>
          <table:covered-table-cell table:number-columns-repeated="4" table:style-name="ce19"/>
          <table:covered-table-cell table:number-columns-repeated="4" table:style-name="ce55"/>
          <table:covered-table-cell/>
          <table:table-cell table:number-columns-repeated="1008"/>
        </table:table-row>
        <table:table-row table:style-name="ro4">
          <table:table-cell table:style-name="ce9" office:value-type="string" calcext:value-type="string">
            <text:p>Driver count</text:p>
          </table:table-cell>
          <table:table-cell table:style-name="ce20" office:value-type="string" calcext:value-type="string">
            <text:p>Manager count</text:p>
          </table:table-cell>
          <table:table-cell table:style-name="ce39" office:value-type="string" calcext:value-type="string">
            <text:p>Chart labels</text:p>
          </table:table-cell>
          <table:table-cell table:style-name="ce41" office:value-type="string" calcext:value-type="string">
            <text:p>Car count (driver count function)</text:p>
          </table:table-cell>
          <table:table-cell table:style-name="ce41" office:value-type="string" calcext:value-type="string">
            <text:p>Used car count</text:p>
          </table:table-cell>
          <table:table-cell table:style-name="ce41" office:value-type="string" calcext:value-type="string">
            <text:p>Fleet management efficiency rate</text:p>
          </table:table-cell>
          <table:table-cell table:style-name="ce41" office:value-type="string" calcext:value-type="string">
            <text:p>Total gross income</text:p>
          </table:table-cell>
          <table:table-cell table:style-name="ce41" office:value-type="string" calcext:value-type="string">
            <text:p>Total income tax</text:p>
          </table:table-cell>
          <table:table-cell table:style-name="ce41" office:value-type="string" calcext:value-type="string">
            <text:p>Total net income</text:p>
          </table:table-cell>
          <table:table-cell table:style-name="ce41" office:value-type="string" calcext:value-type="string">
            <text:p>Total car rent charge</text:p>
          </table:table-cell>
          <table:table-cell table:style-name="ce41" office:value-type="string" calcext:value-type="string">
            <text:p>Total salary</text:p>
          </table:table-cell>
          <table:table-cell table:style-name="ce41" office:value-type="string" calcext:value-type="string">
            <text:p>Total expenses</text:p>
          </table:table-cell>
          <table:table-cell table:style-name="ce41" office:value-type="string" calcext:value-type="string">
            <text:p>Result</text:p>
          </table:table-cell>
          <table:table-cell table:number-columns-repeated="1008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40" office:value-type="string" calcext:value-type="string">
            <text:p>0 managers (all values undefinedness)</text:p>
          </table:table-cell>
          <table:table-cell table:style-name="ce26" table:formula="of:=[.A26]" office:value-type="float" office:value="0" calcext:value-type="float">
            <text:p>0</text:p>
          </table:table-cell>
          <table:table-cell table:style-name="ce27" table:formula="of:=MIN([.A26];[.D26])" office:value-type="float" office:value="0" calcext:value-type="float">
            <text:p>0</text:p>
          </table:table-cell>
          <table:table-cell table:style-name="ce37" table:formula="of:=([.$B$8]-[.D26]/[.B26])/[.$B$8]" office:value-type="string" office:string-value="" calcext:value-type="error">
            <text:p>#DIV/0!</text:p>
          </table:table-cell>
          <table:table-cell table:style-name="ce26" table:formula="of:=[.$B$5]*[.E26]*[.F26]" office:value-type="string" office:string-value="" calcext:value-type="error">
            <text:p>#DIV/0!</text:p>
          </table:table-cell>
          <table:table-cell table:style-name="ce27" table:formula="of:=[.G26]*[.$B$7]" office:value-type="string" office:string-value="" calcext:value-type="error">
            <text:p>#DIV/0!</text:p>
          </table:table-cell>
          <table:table-cell table:style-name="ce27" table:formula="of:=[.G26]-[.H26]" office:value-type="string" office:string-value="" calcext:value-type="error">
            <text:p>#DIV/0!</text:p>
          </table:table-cell>
          <table:table-cell table:style-name="ce27" table:formula="of:=[.$B$3]*[.D26]" office:value-type="float" office:value="0" calcext:value-type="float">
            <text:p>0</text:p>
          </table:table-cell>
          <table:table-cell table:style-name="ce27" table:formula="of:=([.A26]+[.B26])*[.$B$4]" office:value-type="float" office:value="0" calcext:value-type="float">
            <text:p>0</text:p>
          </table:table-cell>
          <table:table-cell table:style-name="ce32" table:formula="of:=[.J26]+[.K26]" office:value-type="float" office:value="0" calcext:value-type="float">
            <text:p>0</text:p>
          </table:table-cell>
          <table:table-cell table:style-name="ce32" table:formula="of:=[.I26]-[.L26]" office:value-type="string" office:string-value="" calcext:value-type="error">
            <text:p>#DIV/0!</text:p>
          </table:table-cell>
          <table:table-cell table:style-name="ce33" table:number-columns-repeated="100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40"/>
          <table:table-cell table:style-name="ce26" table:formula="of:=[.A27]" office:value-type="float" office:value="1" calcext:value-type="float">
            <text:p>1</text:p>
          </table:table-cell>
          <table:table-cell table:style-name="ce27" table:formula="of:=MIN([.A27];[.D27])" office:value-type="float" office:value="1" calcext:value-type="float">
            <text:p>1</text:p>
          </table:table-cell>
          <table:table-cell table:style-name="ce37" table:formula="of:=([.$B$8]-[.D27]/[.B27])/[.$B$8]" office:value-type="string" office:string-value="" calcext:value-type="error">
            <text:p>#DIV/0!</text:p>
          </table:table-cell>
          <table:table-cell table:style-name="ce26" table:formula="of:=[.$B$5]*[.E27]*[.F27]" office:value-type="string" office:string-value="" calcext:value-type="error">
            <text:p>#DIV/0!</text:p>
          </table:table-cell>
          <table:table-cell table:style-name="ce27" table:formula="of:=[.G27]*[.$B$7]" office:value-type="string" office:string-value="" calcext:value-type="error">
            <text:p>#DIV/0!</text:p>
          </table:table-cell>
          <table:table-cell table:style-name="ce27" table:formula="of:=[.G27]-[.H27]" office:value-type="string" office:string-value="" calcext:value-type="error">
            <text:p>#DIV/0!</text:p>
          </table:table-cell>
          <table:table-cell table:style-name="ce27" table:formula="of:=[.$B$3]*[.D27]" office:value-type="float" office:value="1" calcext:value-type="float">
            <text:p>1</text:p>
          </table:table-cell>
          <table:table-cell table:style-name="ce27" table:formula="of:=([.A27]+[.B27])*[.$B$4]" office:value-type="float" office:value="10" calcext:value-type="float">
            <text:p>10</text:p>
          </table:table-cell>
          <table:table-cell table:style-name="ce32" table:formula="of:=[.J27]+[.K27]" office:value-type="float" office:value="11" calcext:value-type="float">
            <text:p>11</text:p>
          </table:table-cell>
          <table:table-cell table:style-name="ce32" table:formula="of:=[.I27]-[.L27]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21" office:value-type="float" office:value="0" calcext:value-type="float">
            <text:p>0</text:p>
          </table:table-cell>
          <table:table-cell table:style-name="ce40"/>
          <table:table-cell table:style-name="ce26" table:formula="of:=[.A28]" office:value-type="float" office:value="25" calcext:value-type="float">
            <text:p>25</text:p>
          </table:table-cell>
          <table:table-cell table:style-name="ce27" table:formula="of:=MIN([.A28];[.D28])" office:value-type="float" office:value="25" calcext:value-type="float">
            <text:p>25</text:p>
          </table:table-cell>
          <table:table-cell table:style-name="ce37" table:formula="of:=([.$B$8]-[.D28]/[.B28])/[.$B$8]" office:value-type="string" office:string-value="" calcext:value-type="error">
            <text:p>#DIV/0!</text:p>
          </table:table-cell>
          <table:table-cell table:style-name="ce26" table:formula="of:=[.$B$5]*[.E28]*[.F28]" office:value-type="string" office:string-value="" calcext:value-type="error">
            <text:p>#DIV/0!</text:p>
          </table:table-cell>
          <table:table-cell table:style-name="ce27" table:formula="of:=[.G28]*[.$B$7]" office:value-type="string" office:string-value="" calcext:value-type="error">
            <text:p>#DIV/0!</text:p>
          </table:table-cell>
          <table:table-cell table:style-name="ce27" table:formula="of:=[.G28]-[.H28]" office:value-type="string" office:string-value="" calcext:value-type="error">
            <text:p>#DIV/0!</text:p>
          </table:table-cell>
          <table:table-cell table:style-name="ce27" table:formula="of:=[.$B$3]*[.D28]" office:value-type="float" office:value="25" calcext:value-type="float">
            <text:p>25</text:p>
          </table:table-cell>
          <table:table-cell table:style-name="ce27" table:formula="of:=([.A28]+[.B28])*[.$B$4]" office:value-type="float" office:value="250" calcext:value-type="float">
            <text:p>250</text:p>
          </table:table-cell>
          <table:table-cell table:style-name="ce32" table:formula="of:=[.J28]+[.K28]" office:value-type="float" office:value="275" calcext:value-type="float">
            <text:p>275</text:p>
          </table:table-cell>
          <table:table-cell table:style-name="ce32" table:formula="of:=[.I28]-[.L28]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21" office:value-type="float" office:value="0" calcext:value-type="float">
            <text:p>0</text:p>
          </table:table-cell>
          <table:table-cell table:style-name="ce40"/>
          <table:table-cell table:style-name="ce26" table:formula="of:=[.A29]" office:value-type="float" office:value="50" calcext:value-type="float">
            <text:p>50</text:p>
          </table:table-cell>
          <table:table-cell table:style-name="ce27" table:formula="of:=MIN([.A29];[.D29])" office:value-type="float" office:value="50" calcext:value-type="float">
            <text:p>50</text:p>
          </table:table-cell>
          <table:table-cell table:style-name="ce37" table:formula="of:=([.$B$8]-[.D29]/[.B29])/[.$B$8]" office:value-type="string" office:string-value="" calcext:value-type="error">
            <text:p>#DIV/0!</text:p>
          </table:table-cell>
          <table:table-cell table:style-name="ce26" table:formula="of:=[.$B$5]*[.E29]*[.F29]" office:value-type="string" office:string-value="" calcext:value-type="error">
            <text:p>#DIV/0!</text:p>
          </table:table-cell>
          <table:table-cell table:style-name="ce27" table:formula="of:=[.G29]*[.$B$7]" office:value-type="string" office:string-value="" calcext:value-type="error">
            <text:p>#DIV/0!</text:p>
          </table:table-cell>
          <table:table-cell table:style-name="ce27" table:formula="of:=[.G29]-[.H29]" office:value-type="string" office:string-value="" calcext:value-type="error">
            <text:p>#DIV/0!</text:p>
          </table:table-cell>
          <table:table-cell table:style-name="ce27" table:formula="of:=[.$B$3]*[.D29]" office:value-type="float" office:value="50" calcext:value-type="float">
            <text:p>50</text:p>
          </table:table-cell>
          <table:table-cell table:style-name="ce27" table:formula="of:=([.A29]+[.B29])*[.$B$4]" office:value-type="float" office:value="500" calcext:value-type="float">
            <text:p>500</text:p>
          </table:table-cell>
          <table:table-cell table:style-name="ce32" table:formula="of:=[.J29]+[.K29]" office:value-type="float" office:value="550" calcext:value-type="float">
            <text:p>550</text:p>
          </table:table-cell>
          <table:table-cell table:style-name="ce32" table:formula="of:=[.I29]-[.L29]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style-name="ce19" office:value-type="float" office:value="60" calcext:value-type="float">
            <text:p>60</text:p>
          </table:table-cell>
          <table:table-cell table:style-name="ce21" office:value-type="float" office:value="0" calcext:value-type="float">
            <text:p>0</text:p>
          </table:table-cell>
          <table:table-cell table:style-name="ce40"/>
          <table:table-cell table:style-name="ce26" table:formula="of:=[.A30]" office:value-type="float" office:value="60" calcext:value-type="float">
            <text:p>60</text:p>
          </table:table-cell>
          <table:table-cell table:style-name="ce27" table:formula="of:=MIN([.A30];[.D30])" office:value-type="float" office:value="60" calcext:value-type="float">
            <text:p>60</text:p>
          </table:table-cell>
          <table:table-cell table:style-name="ce37" table:formula="of:=([.$B$8]-[.D30]/[.B30])/[.$B$8]" office:value-type="string" office:string-value="" calcext:value-type="error">
            <text:p>#DIV/0!</text:p>
          </table:table-cell>
          <table:table-cell table:style-name="ce26" table:formula="of:=[.$B$5]*[.E30]*[.F30]" office:value-type="string" office:string-value="" calcext:value-type="error">
            <text:p>#DIV/0!</text:p>
          </table:table-cell>
          <table:table-cell table:style-name="ce27" table:formula="of:=[.G30]*[.$B$7]" office:value-type="string" office:string-value="" calcext:value-type="error">
            <text:p>#DIV/0!</text:p>
          </table:table-cell>
          <table:table-cell table:style-name="ce27" table:formula="of:=[.G30]-[.H30]" office:value-type="string" office:string-value="" calcext:value-type="error">
            <text:p>#DIV/0!</text:p>
          </table:table-cell>
          <table:table-cell table:style-name="ce27" table:formula="of:=[.$B$3]*[.D30]" office:value-type="float" office:value="60" calcext:value-type="float">
            <text:p>60</text:p>
          </table:table-cell>
          <table:table-cell table:style-name="ce27" table:formula="of:=([.A30]+[.B30])*[.$B$4]" office:value-type="float" office:value="600" calcext:value-type="float">
            <text:p>600</text:p>
          </table:table-cell>
          <table:table-cell table:style-name="ce32" table:formula="of:=[.J30]+[.K30]" office:value-type="float" office:value="660" calcext:value-type="float">
            <text:p>660</text:p>
          </table:table-cell>
          <table:table-cell table:style-name="ce32" table:formula="of:=[.I30]-[.L30]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40" office:value-type="string" calcext:value-type="string">
            <text:p>1 manager</text:p>
          </table:table-cell>
          <table:table-cell table:style-name="ce26" table:formula="of:=[.A31]" office:value-type="float" office:value="0" calcext:value-type="float">
            <text:p>0</text:p>
          </table:table-cell>
          <table:table-cell table:style-name="ce27" table:formula="of:=MIN([.A31];[.D31])" office:value-type="float" office:value="0" calcext:value-type="float">
            <text:p>0</text:p>
          </table:table-cell>
          <table:table-cell table:style-name="ce37" table:formula="of:=([.$B$8]-[.D31]/[.B31])/[.$B$8]" office:value-type="percentage" office:value="1" calcext:value-type="percentage">
            <text:p>100.00%</text:p>
          </table:table-cell>
          <table:table-cell table:style-name="ce26" table:formula="of:=[.$B$5]*[.E31]*[.F31]" office:value-type="float" office:value="0" calcext:value-type="float">
            <text:p>0</text:p>
          </table:table-cell>
          <table:table-cell table:style-name="ce27" table:formula="of:=[.G31]*[.$B$7]" office:value-type="float" office:value="0" calcext:value-type="float">
            <text:p>0</text:p>
          </table:table-cell>
          <table:table-cell table:style-name="ce27" table:formula="of:=[.G31]-[.H31]" office:value-type="float" office:value="0" calcext:value-type="float">
            <text:p>0</text:p>
          </table:table-cell>
          <table:table-cell table:style-name="ce27" table:formula="of:=[.$B$3]*[.D31]" office:value-type="float" office:value="0" calcext:value-type="float">
            <text:p>0</text:p>
          </table:table-cell>
          <table:table-cell table:style-name="ce27" table:formula="of:=([.A31]+[.B31])*[.$B$4]" office:value-type="float" office:value="10" calcext:value-type="float">
            <text:p>10</text:p>
          </table:table-cell>
          <table:table-cell table:style-name="ce32" table:formula="of:=[.J31]+[.K31]" office:value-type="float" office:value="10" calcext:value-type="float">
            <text:p>10</text:p>
          </table:table-cell>
          <table:table-cell table:style-name="ce32" table:formula="of:=[.I31]-[.L31]" office:value-type="float" office:value="-10" calcext:value-type="float">
            <text:p>-10</text:p>
          </table:table-cell>
          <table:table-cell table:number-columns-repeated="100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40"/>
          <table:table-cell table:style-name="ce26" table:formula="of:=[.A32]" office:value-type="float" office:value="1" calcext:value-type="float">
            <text:p>1</text:p>
          </table:table-cell>
          <table:table-cell table:style-name="ce27" table:formula="of:=MIN([.A32];[.D32])" office:value-type="float" office:value="1" calcext:value-type="float">
            <text:p>1</text:p>
          </table:table-cell>
          <table:table-cell table:style-name="ce37" table:formula="of:=([.$B$8]-[.D32]/[.B32])/[.$B$8]" office:value-type="percentage" office:value="0.980392156862745" calcext:value-type="percentage">
            <text:p>98.04%</text:p>
          </table:table-cell>
          <table:table-cell table:style-name="ce26" table:formula="of:=[.$B$5]*[.E32]*[.F32]" office:value-type="float" office:value="24.5098039215686" calcext:value-type="float">
            <text:p>24.5098039215686</text:p>
          </table:table-cell>
          <table:table-cell table:style-name="ce27" table:formula="of:=[.G32]*[.$B$7]" office:value-type="float" office:value="0.245098039215686" calcext:value-type="float">
            <text:p>0.245098039215686</text:p>
          </table:table-cell>
          <table:table-cell table:style-name="ce27" table:formula="of:=[.G32]-[.H32]" office:value-type="float" office:value="24.2647058823529" calcext:value-type="float">
            <text:p>24.2647058823529</text:p>
          </table:table-cell>
          <table:table-cell table:style-name="ce27" table:formula="of:=[.$B$3]*[.D32]" office:value-type="float" office:value="1" calcext:value-type="float">
            <text:p>1</text:p>
          </table:table-cell>
          <table:table-cell table:style-name="ce27" table:formula="of:=([.A32]+[.B32])*[.$B$4]" office:value-type="float" office:value="20" calcext:value-type="float">
            <text:p>20</text:p>
          </table:table-cell>
          <table:table-cell table:style-name="ce32" table:formula="of:=[.J32]+[.K32]" office:value-type="float" office:value="21" calcext:value-type="float">
            <text:p>21</text:p>
          </table:table-cell>
          <table:table-cell table:style-name="ce32" table:formula="of:=[.I32]-[.L32]" office:value-type="float" office:value="3.26470588235294" calcext:value-type="float">
            <text:p>3.26470588235294</text:p>
          </table:table-cell>
          <table:table-cell table:number-columns-repeated="1008"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21" office:value-type="float" office:value="1" calcext:value-type="float">
            <text:p>1</text:p>
          </table:table-cell>
          <table:table-cell table:style-name="ce40"/>
          <table:table-cell table:style-name="ce26" table:formula="of:=[.A33]" office:value-type="float" office:value="25" calcext:value-type="float">
            <text:p>25</text:p>
          </table:table-cell>
          <table:table-cell table:style-name="ce27" table:formula="of:=MIN([.A33];[.D33])" office:value-type="float" office:value="25" calcext:value-type="float">
            <text:p>25</text:p>
          </table:table-cell>
          <table:table-cell table:style-name="ce37" table:formula="of:=([.$B$8]-[.D33]/[.B33])/[.$B$8]" office:value-type="percentage" office:value="0.509803921568627" calcext:value-type="percentage">
            <text:p>50.98%</text:p>
          </table:table-cell>
          <table:table-cell table:style-name="ce26" table:formula="of:=[.$B$5]*[.E33]*[.F33]" office:value-type="float" office:value="318.627450980392" calcext:value-type="float">
            <text:p>318.627450980392</text:p>
          </table:table-cell>
          <table:table-cell table:style-name="ce27" table:formula="of:=[.G33]*[.$B$7]" office:value-type="float" office:value="3.18627450980392" calcext:value-type="float">
            <text:p>3.18627450980392</text:p>
          </table:table-cell>
          <table:table-cell table:style-name="ce27" table:formula="of:=[.G33]-[.H33]" office:value-type="float" office:value="315.441176470588" calcext:value-type="float">
            <text:p>315.441176470588</text:p>
          </table:table-cell>
          <table:table-cell table:style-name="ce27" table:formula="of:=[.$B$3]*[.D33]" office:value-type="float" office:value="25" calcext:value-type="float">
            <text:p>25</text:p>
          </table:table-cell>
          <table:table-cell table:style-name="ce27" table:formula="of:=([.A33]+[.B33])*[.$B$4]" office:value-type="float" office:value="260" calcext:value-type="float">
            <text:p>260</text:p>
          </table:table-cell>
          <table:table-cell table:style-name="ce32" table:formula="of:=[.J33]+[.K33]" office:value-type="float" office:value="285" calcext:value-type="float">
            <text:p>285</text:p>
          </table:table-cell>
          <table:table-cell table:style-name="ce32" table:formula="of:=[.I33]-[.L33]" office:value-type="float" office:value="30.4411764705882" calcext:value-type="float">
            <text:p>30.4411764705882</text:p>
          </table:table-cell>
          <table:table-cell table:number-columns-repeated="1008"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40"/>
          <table:table-cell table:style-name="ce26" table:formula="of:=[.A34]" office:value-type="float" office:value="50" calcext:value-type="float">
            <text:p>50</text:p>
          </table:table-cell>
          <table:table-cell table:style-name="ce27" table:formula="of:=MIN([.A34];[.D34])" office:value-type="float" office:value="50" calcext:value-type="float">
            <text:p>50</text:p>
          </table:table-cell>
          <table:table-cell table:style-name="ce37" table:formula="of:=([.$B$8]-[.D34]/[.B34])/[.$B$8]" office:value-type="percentage" office:value="0.0196078431372549" calcext:value-type="percentage">
            <text:p>1.96%</text:p>
          </table:table-cell>
          <table:table-cell table:style-name="ce26" table:formula="of:=[.$B$5]*[.E34]*[.F34]" office:value-type="float" office:value="24.5098039215686" calcext:value-type="float">
            <text:p>24.5098039215686</text:p>
          </table:table-cell>
          <table:table-cell table:style-name="ce27" table:formula="of:=[.G34]*[.$B$7]" office:value-type="float" office:value="0.245098039215686" calcext:value-type="float">
            <text:p>0.245098039215686</text:p>
          </table:table-cell>
          <table:table-cell table:style-name="ce27" table:formula="of:=[.G34]-[.H34]" office:value-type="float" office:value="24.2647058823529" calcext:value-type="float">
            <text:p>24.2647058823529</text:p>
          </table:table-cell>
          <table:table-cell table:style-name="ce27" table:formula="of:=[.$B$3]*[.D34]" office:value-type="float" office:value="50" calcext:value-type="float">
            <text:p>50</text:p>
          </table:table-cell>
          <table:table-cell table:style-name="ce27" table:formula="of:=([.A34]+[.B34])*[.$B$4]" office:value-type="float" office:value="510" calcext:value-type="float">
            <text:p>510</text:p>
          </table:table-cell>
          <table:table-cell table:style-name="ce32" table:formula="of:=[.J34]+[.K34]" office:value-type="float" office:value="560" calcext:value-type="float">
            <text:p>560</text:p>
          </table:table-cell>
          <table:table-cell table:style-name="ce32" table:formula="of:=[.I34]-[.L34]" office:value-type="float" office:value="-535.735294117647" calcext:value-type="float">
            <text:p>-535.735294117647</text:p>
          </table:table-cell>
          <table:table-cell table:number-columns-repeated="1008"/>
        </table:table-row>
        <table:table-row table:style-name="ro1">
          <table:table-cell table:style-name="ce19" office:value-type="float" office:value="60" calcext:value-type="float">
            <text:p>60</text:p>
          </table:table-cell>
          <table:table-cell table:style-name="ce21" office:value-type="float" office:value="1" calcext:value-type="float">
            <text:p>1</text:p>
          </table:table-cell>
          <table:table-cell table:style-name="ce40"/>
          <table:table-cell table:style-name="ce26" table:formula="of:=[.A35]" office:value-type="float" office:value="60" calcext:value-type="float">
            <text:p>60</text:p>
          </table:table-cell>
          <table:table-cell table:style-name="ce27" table:formula="of:=MIN([.A35];[.D35])" office:value-type="float" office:value="60" calcext:value-type="float">
            <text:p>60</text:p>
          </table:table-cell>
          <table:table-cell table:style-name="ce37" table:formula="of:=([.$B$8]-[.D35]/[.B35])/[.$B$8]" office:value-type="percentage" office:value="-0.176470588235294" calcext:value-type="percentage">
            <text:p>-17.65%</text:p>
          </table:table-cell>
          <table:table-cell table:style-name="ce26" table:formula="of:=[.$B$5]*[.E35]*[.F35]" office:value-type="float" office:value="-264.705882352941" calcext:value-type="float">
            <text:p>-264.705882352941</text:p>
          </table:table-cell>
          <table:table-cell table:style-name="ce27" table:formula="of:=[.G35]*[.$B$7]" office:value-type="float" office:value="-2.64705882352941" calcext:value-type="float">
            <text:p>-2.64705882352941</text:p>
          </table:table-cell>
          <table:table-cell table:style-name="ce27" table:formula="of:=[.G35]-[.H35]" office:value-type="float" office:value="-262.058823529412" calcext:value-type="float">
            <text:p>-262.058823529412</text:p>
          </table:table-cell>
          <table:table-cell table:style-name="ce27" table:formula="of:=[.$B$3]*[.D35]" office:value-type="float" office:value="60" calcext:value-type="float">
            <text:p>60</text:p>
          </table:table-cell>
          <table:table-cell table:style-name="ce27" table:formula="of:=([.A35]+[.B35])*[.$B$4]" office:value-type="float" office:value="610" calcext:value-type="float">
            <text:p>610</text:p>
          </table:table-cell>
          <table:table-cell table:style-name="ce32" table:formula="of:=[.J35]+[.K35]" office:value-type="float" office:value="670" calcext:value-type="float">
            <text:p>670</text:p>
          </table:table-cell>
          <table:table-cell table:style-name="ce32" table:formula="of:=[.I35]-[.L35]" office:value-type="float" office:value="-932.058823529412" calcext:value-type="float">
            <text:p>-932.058823529412</text:p>
          </table:table-cell>
          <table:table-cell table:number-columns-repeated="1008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40" office:value-type="string" calcext:value-type="string">
            <text:p>5 managers</text:p>
          </table:table-cell>
          <table:table-cell table:style-name="ce26" table:formula="of:=[.A36]" office:value-type="float" office:value="0" calcext:value-type="float">
            <text:p>0</text:p>
          </table:table-cell>
          <table:table-cell table:style-name="ce27" table:formula="of:=MIN([.A36];[.D36])" office:value-type="float" office:value="0" calcext:value-type="float">
            <text:p>0</text:p>
          </table:table-cell>
          <table:table-cell table:style-name="ce37" table:formula="of:=([.$B$8]-[.D36]/[.B36])/[.$B$8]" office:value-type="percentage" office:value="1" calcext:value-type="percentage">
            <text:p>100.00%</text:p>
          </table:table-cell>
          <table:table-cell table:style-name="ce26" table:formula="of:=[.$B$5]*[.E36]*[.F36]" office:value-type="float" office:value="0" calcext:value-type="float">
            <text:p>0</text:p>
          </table:table-cell>
          <table:table-cell table:style-name="ce27" table:formula="of:=[.G36]*[.$B$7]" office:value-type="float" office:value="0" calcext:value-type="float">
            <text:p>0</text:p>
          </table:table-cell>
          <table:table-cell table:style-name="ce27" table:formula="of:=[.G36]-[.H36]" office:value-type="float" office:value="0" calcext:value-type="float">
            <text:p>0</text:p>
          </table:table-cell>
          <table:table-cell table:style-name="ce27" table:formula="of:=[.$B$3]*[.D36]" office:value-type="float" office:value="0" calcext:value-type="float">
            <text:p>0</text:p>
          </table:table-cell>
          <table:table-cell table:style-name="ce27" table:formula="of:=([.A36]+[.B36])*[.$B$4]" office:value-type="float" office:value="50" calcext:value-type="float">
            <text:p>50</text:p>
          </table:table-cell>
          <table:table-cell table:style-name="ce32" table:formula="of:=[.J36]+[.K36]" office:value-type="float" office:value="50" calcext:value-type="float">
            <text:p>50</text:p>
          </table:table-cell>
          <table:table-cell table:style-name="ce32" table:formula="of:=[.I36]-[.L36]" office:value-type="float" office:value="-50" calcext:value-type="float">
            <text:p>-50</text:p>
          </table:table-cell>
          <table:table-cell table:number-columns-repeated="100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40"/>
          <table:table-cell table:style-name="ce26" table:formula="of:=[.A37]" office:value-type="float" office:value="1" calcext:value-type="float">
            <text:p>1</text:p>
          </table:table-cell>
          <table:table-cell table:style-name="ce27" table:formula="of:=MIN([.A37];[.D37])" office:value-type="float" office:value="1" calcext:value-type="float">
            <text:p>1</text:p>
          </table:table-cell>
          <table:table-cell table:style-name="ce37" table:formula="of:=([.$B$8]-[.D37]/[.B37])/[.$B$8]" office:value-type="percentage" office:value="0.996078431372549" calcext:value-type="percentage">
            <text:p>99.61%</text:p>
          </table:table-cell>
          <table:table-cell table:style-name="ce26" table:formula="of:=[.$B$5]*[.E37]*[.F37]" office:value-type="float" office:value="24.9019607843137" calcext:value-type="float">
            <text:p>24.9019607843137</text:p>
          </table:table-cell>
          <table:table-cell table:style-name="ce27" table:formula="of:=[.G37]*[.$B$7]" office:value-type="float" office:value="0.249019607843137" calcext:value-type="float">
            <text:p>0.249019607843137</text:p>
          </table:table-cell>
          <table:table-cell table:style-name="ce27" table:formula="of:=[.G37]-[.H37]" office:value-type="float" office:value="24.6529411764706" calcext:value-type="float">
            <text:p>24.6529411764706</text:p>
          </table:table-cell>
          <table:table-cell table:style-name="ce27" table:formula="of:=[.$B$3]*[.D37]" office:value-type="float" office:value="1" calcext:value-type="float">
            <text:p>1</text:p>
          </table:table-cell>
          <table:table-cell table:style-name="ce27" table:formula="of:=([.A37]+[.B37])*[.$B$4]" office:value-type="float" office:value="60" calcext:value-type="float">
            <text:p>60</text:p>
          </table:table-cell>
          <table:table-cell table:style-name="ce32" table:formula="of:=[.J37]+[.K37]" office:value-type="float" office:value="61" calcext:value-type="float">
            <text:p>61</text:p>
          </table:table-cell>
          <table:table-cell table:style-name="ce32" table:formula="of:=[.I37]-[.L37]" office:value-type="float" office:value="-36.3470588235294" calcext:value-type="float">
            <text:p>-36.3470588235294</text:p>
          </table:table-cell>
          <table:table-cell table:number-columns-repeated="1008"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21" office:value-type="float" office:value="5" calcext:value-type="float">
            <text:p>5</text:p>
          </table:table-cell>
          <table:table-cell table:style-name="ce40"/>
          <table:table-cell table:style-name="ce26" table:formula="of:=[.A38]" office:value-type="float" office:value="25" calcext:value-type="float">
            <text:p>25</text:p>
          </table:table-cell>
          <table:table-cell table:style-name="ce27" table:formula="of:=MIN([.A38];[.D38])" office:value-type="float" office:value="25" calcext:value-type="float">
            <text:p>25</text:p>
          </table:table-cell>
          <table:table-cell table:style-name="ce37" table:formula="of:=([.$B$8]-[.D38]/[.B38])/[.$B$8]" office:value-type="percentage" office:value="0.901960784313726" calcext:value-type="percentage">
            <text:p>90.20%</text:p>
          </table:table-cell>
          <table:table-cell table:style-name="ce26" table:formula="of:=[.$B$5]*[.E38]*[.F38]" office:value-type="float" office:value="563.725490196079" calcext:value-type="float">
            <text:p>563.725490196079</text:p>
          </table:table-cell>
          <table:table-cell table:style-name="ce27" table:formula="of:=[.G38]*[.$B$7]" office:value-type="float" office:value="5.63725490196079" calcext:value-type="float">
            <text:p>5.63725490196079</text:p>
          </table:table-cell>
          <table:table-cell table:style-name="ce27" table:formula="of:=[.G38]-[.H38]" office:value-type="float" office:value="558.088235294118" calcext:value-type="float">
            <text:p>558.088235294118</text:p>
          </table:table-cell>
          <table:table-cell table:style-name="ce27" table:formula="of:=[.$B$3]*[.D38]" office:value-type="float" office:value="25" calcext:value-type="float">
            <text:p>25</text:p>
          </table:table-cell>
          <table:table-cell table:style-name="ce27" table:formula="of:=([.A38]+[.B38])*[.$B$4]" office:value-type="float" office:value="300" calcext:value-type="float">
            <text:p>300</text:p>
          </table:table-cell>
          <table:table-cell table:style-name="ce32" table:formula="of:=[.J38]+[.K38]" office:value-type="float" office:value="325" calcext:value-type="float">
            <text:p>325</text:p>
          </table:table-cell>
          <table:table-cell table:style-name="ce32" table:formula="of:=[.I38]-[.L38]" office:value-type="float" office:value="233.088235294118" calcext:value-type="float">
            <text:p>233.088235294118</text:p>
          </table:table-cell>
          <table:table-cell table:number-columns-repeated="1008"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21" office:value-type="float" office:value="5" calcext:value-type="float">
            <text:p>5</text:p>
          </table:table-cell>
          <table:table-cell table:style-name="ce40"/>
          <table:table-cell table:style-name="ce26" table:formula="of:=[.A39]" office:value-type="float" office:value="50" calcext:value-type="float">
            <text:p>50</text:p>
          </table:table-cell>
          <table:table-cell table:style-name="ce27" table:formula="of:=MIN([.A39];[.D39])" office:value-type="float" office:value="50" calcext:value-type="float">
            <text:p>50</text:p>
          </table:table-cell>
          <table:table-cell table:style-name="ce37" table:formula="of:=([.$B$8]-[.D39]/[.B39])/[.$B$8]" office:value-type="percentage" office:value="0.803921568627451" calcext:value-type="percentage">
            <text:p>80.39%</text:p>
          </table:table-cell>
          <table:table-cell table:style-name="ce26" table:formula="of:=[.$B$5]*[.E39]*[.F39]" office:value-type="float" office:value="1004.90196078431" calcext:value-type="float">
            <text:p>1004.90196078431</text:p>
          </table:table-cell>
          <table:table-cell table:style-name="ce27" table:formula="of:=[.G39]*[.$B$7]" office:value-type="float" office:value="10.0490196078431" calcext:value-type="float">
            <text:p>10.0490196078431</text:p>
          </table:table-cell>
          <table:table-cell table:style-name="ce27" table:formula="of:=[.G39]-[.H39]" office:value-type="float" office:value="994.852941176471" calcext:value-type="float">
            <text:p>994.852941176471</text:p>
          </table:table-cell>
          <table:table-cell table:style-name="ce27" table:formula="of:=[.$B$3]*[.D39]" office:value-type="float" office:value="50" calcext:value-type="float">
            <text:p>50</text:p>
          </table:table-cell>
          <table:table-cell table:style-name="ce27" table:formula="of:=([.A39]+[.B39])*[.$B$4]" office:value-type="float" office:value="550" calcext:value-type="float">
            <text:p>550</text:p>
          </table:table-cell>
          <table:table-cell table:style-name="ce32" table:formula="of:=[.J39]+[.K39]" office:value-type="float" office:value="600" calcext:value-type="float">
            <text:p>600</text:p>
          </table:table-cell>
          <table:table-cell table:style-name="ce32" table:formula="of:=[.I39]-[.L39]" office:value-type="float" office:value="394.852941176471" calcext:value-type="float">
            <text:p>394.852941176471</text:p>
          </table:table-cell>
          <table:table-cell table:number-columns-repeated="1008"/>
        </table:table-row>
        <table:table-row table:style-name="ro1">
          <table:table-cell table:style-name="ce19" office:value-type="float" office:value="60" calcext:value-type="float">
            <text:p>60</text:p>
          </table:table-cell>
          <table:table-cell table:style-name="ce21" office:value-type="float" office:value="5" calcext:value-type="float">
            <text:p>5</text:p>
          </table:table-cell>
          <table:table-cell table:style-name="ce40"/>
          <table:table-cell table:style-name="ce26" table:formula="of:=[.A40]" office:value-type="float" office:value="60" calcext:value-type="float">
            <text:p>60</text:p>
          </table:table-cell>
          <table:table-cell table:style-name="ce27" table:formula="of:=MIN([.A40];[.D40])" office:value-type="float" office:value="60" calcext:value-type="float">
            <text:p>60</text:p>
          </table:table-cell>
          <table:table-cell table:style-name="ce37" table:formula="of:=([.$B$8]-[.D40]/[.B40])/[.$B$8]" office:value-type="percentage" office:value="0.764705882352941" calcext:value-type="percentage">
            <text:p>76.47%</text:p>
          </table:table-cell>
          <table:table-cell table:style-name="ce26" table:formula="of:=[.$B$5]*[.E40]*[.F40]" office:value-type="float" office:value="1147.05882352941" calcext:value-type="float">
            <text:p>1147.05882352941</text:p>
          </table:table-cell>
          <table:table-cell table:style-name="ce27" table:formula="of:=[.G40]*[.$B$7]" office:value-type="float" office:value="11.4705882352941" calcext:value-type="float">
            <text:p>11.4705882352941</text:p>
          </table:table-cell>
          <table:table-cell table:style-name="ce27" table:formula="of:=[.G40]-[.H40]" office:value-type="float" office:value="1135.58823529412" calcext:value-type="float">
            <text:p>1135.58823529412</text:p>
          </table:table-cell>
          <table:table-cell table:style-name="ce27" table:formula="of:=[.$B$3]*[.D40]" office:value-type="float" office:value="60" calcext:value-type="float">
            <text:p>60</text:p>
          </table:table-cell>
          <table:table-cell table:style-name="ce27" table:formula="of:=([.A40]+[.B40])*[.$B$4]" office:value-type="float" office:value="650" calcext:value-type="float">
            <text:p>650</text:p>
          </table:table-cell>
          <table:table-cell table:style-name="ce32" table:formula="of:=[.J40]+[.K40]" office:value-type="float" office:value="710" calcext:value-type="float">
            <text:p>710</text:p>
          </table:table-cell>
          <table:table-cell table:style-name="ce32" table:formula="of:=[.I40]-[.L40]" office:value-type="float" office:value="425.588235294118" calcext:value-type="float">
            <text:p>425.588235294118</text:p>
          </table:table-cell>
          <table:table-cell table:number-columns-repeated="1008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21" office:value-type="float" office:value="25" calcext:value-type="float">
            <text:p>25</text:p>
          </table:table-cell>
          <table:table-cell table:style-name="ce40" office:value-type="string" calcext:value-type="string">
            <text:p>25 managers</text:p>
          </table:table-cell>
          <table:table-cell table:style-name="ce26" table:formula="of:=[.A41]" office:value-type="float" office:value="0" calcext:value-type="float">
            <text:p>0</text:p>
          </table:table-cell>
          <table:table-cell table:style-name="ce27" table:formula="of:=MIN([.A41];[.D41])" office:value-type="float" office:value="0" calcext:value-type="float">
            <text:p>0</text:p>
          </table:table-cell>
          <table:table-cell table:style-name="ce37" table:formula="of:=([.$B$8]-[.D41]/[.B41])/[.$B$8]" office:value-type="percentage" office:value="1" calcext:value-type="percentage">
            <text:p>100.00%</text:p>
          </table:table-cell>
          <table:table-cell table:style-name="ce26" table:formula="of:=[.$B$5]*[.E41]*[.F41]" office:value-type="float" office:value="0" calcext:value-type="float">
            <text:p>0</text:p>
          </table:table-cell>
          <table:table-cell table:style-name="ce27" table:formula="of:=[.G41]*[.$B$7]" office:value-type="float" office:value="0" calcext:value-type="float">
            <text:p>0</text:p>
          </table:table-cell>
          <table:table-cell table:style-name="ce27" table:formula="of:=[.G41]-[.H41]" office:value-type="float" office:value="0" calcext:value-type="float">
            <text:p>0</text:p>
          </table:table-cell>
          <table:table-cell table:style-name="ce27" table:formula="of:=[.$B$3]*[.D41]" office:value-type="float" office:value="0" calcext:value-type="float">
            <text:p>0</text:p>
          </table:table-cell>
          <table:table-cell table:style-name="ce27" table:formula="of:=([.A41]+[.B41])*[.$B$4]" office:value-type="float" office:value="250" calcext:value-type="float">
            <text:p>250</text:p>
          </table:table-cell>
          <table:table-cell table:style-name="ce32" table:formula="of:=[.J41]+[.K41]" office:value-type="float" office:value="250" calcext:value-type="float">
            <text:p>250</text:p>
          </table:table-cell>
          <table:table-cell table:style-name="ce32" table:formula="of:=[.I41]-[.L41]" office:value-type="float" office:value="-250" calcext:value-type="float">
            <text:p>-250</text:p>
          </table:table-cell>
          <table:table-cell table:number-columns-repeated="100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21" office:value-type="float" office:value="25" calcext:value-type="float">
            <text:p>25</text:p>
          </table:table-cell>
          <table:table-cell table:style-name="ce40"/>
          <table:table-cell table:style-name="ce26" table:formula="of:=[.A42]" office:value-type="float" office:value="1" calcext:value-type="float">
            <text:p>1</text:p>
          </table:table-cell>
          <table:table-cell table:style-name="ce27" table:formula="of:=MIN([.A42];[.D42])" office:value-type="float" office:value="1" calcext:value-type="float">
            <text:p>1</text:p>
          </table:table-cell>
          <table:table-cell table:style-name="ce37" table:formula="of:=([.$B$8]-[.D42]/[.B42])/[.$B$8]" office:value-type="percentage" office:value="0.99921568627451" calcext:value-type="percentage">
            <text:p>99.92%</text:p>
          </table:table-cell>
          <table:table-cell table:style-name="ce26" table:formula="of:=[.$B$5]*[.E42]*[.F42]" office:value-type="float" office:value="24.9803921568627" calcext:value-type="float">
            <text:p>24.9803921568627</text:p>
          </table:table-cell>
          <table:table-cell table:style-name="ce27" table:formula="of:=[.G42]*[.$B$7]" office:value-type="float" office:value="0.249803921568627" calcext:value-type="float">
            <text:p>0.249803921568627</text:p>
          </table:table-cell>
          <table:table-cell table:style-name="ce27" table:formula="of:=[.G42]-[.H42]" office:value-type="float" office:value="24.7305882352941" calcext:value-type="float">
            <text:p>24.7305882352941</text:p>
          </table:table-cell>
          <table:table-cell table:style-name="ce27" table:formula="of:=[.$B$3]*[.D42]" office:value-type="float" office:value="1" calcext:value-type="float">
            <text:p>1</text:p>
          </table:table-cell>
          <table:table-cell table:style-name="ce27" table:formula="of:=([.A42]+[.B42])*[.$B$4]" office:value-type="float" office:value="260" calcext:value-type="float">
            <text:p>260</text:p>
          </table:table-cell>
          <table:table-cell table:style-name="ce32" table:formula="of:=[.J42]+[.K42]" office:value-type="float" office:value="261" calcext:value-type="float">
            <text:p>261</text:p>
          </table:table-cell>
          <table:table-cell table:style-name="ce32" table:formula="of:=[.I42]-[.L42]" office:value-type="float" office:value="-236.269411764706" calcext:value-type="float">
            <text:p>-236.269411764706</text:p>
          </table:table-cell>
          <table:table-cell table:number-columns-repeated="1008"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21" office:value-type="float" office:value="25" calcext:value-type="float">
            <text:p>25</text:p>
          </table:table-cell>
          <table:table-cell table:style-name="ce40"/>
          <table:table-cell table:style-name="ce26" table:formula="of:=[.A43]" office:value-type="float" office:value="25" calcext:value-type="float">
            <text:p>25</text:p>
          </table:table-cell>
          <table:table-cell table:style-name="ce27" table:formula="of:=MIN([.A43];[.D43])" office:value-type="float" office:value="25" calcext:value-type="float">
            <text:p>25</text:p>
          </table:table-cell>
          <table:table-cell table:style-name="ce37" table:formula="of:=([.$B$8]-[.D43]/[.B43])/[.$B$8]" office:value-type="percentage" office:value="0.980392156862745" calcext:value-type="percentage">
            <text:p>98.04%</text:p>
          </table:table-cell>
          <table:table-cell table:style-name="ce26" table:formula="of:=[.$B$5]*[.E43]*[.F43]" office:value-type="float" office:value="612.745098039216" calcext:value-type="float">
            <text:p>612.745098039216</text:p>
          </table:table-cell>
          <table:table-cell table:style-name="ce27" table:formula="of:=[.G43]*[.$B$7]" office:value-type="float" office:value="6.12745098039216" calcext:value-type="float">
            <text:p>6.12745098039216</text:p>
          </table:table-cell>
          <table:table-cell table:style-name="ce27" table:formula="of:=[.G43]-[.H43]" office:value-type="float" office:value="606.617647058824" calcext:value-type="float">
            <text:p>606.617647058824</text:p>
          </table:table-cell>
          <table:table-cell table:style-name="ce27" table:formula="of:=[.$B$3]*[.D43]" office:value-type="float" office:value="25" calcext:value-type="float">
            <text:p>25</text:p>
          </table:table-cell>
          <table:table-cell table:style-name="ce27" table:formula="of:=([.A43]+[.B43])*[.$B$4]" office:value-type="float" office:value="500" calcext:value-type="float">
            <text:p>500</text:p>
          </table:table-cell>
          <table:table-cell table:style-name="ce32" table:formula="of:=[.J43]+[.K43]" office:value-type="float" office:value="525" calcext:value-type="float">
            <text:p>525</text:p>
          </table:table-cell>
          <table:table-cell table:style-name="ce32" table:formula="of:=[.I43]-[.L43]" office:value-type="float" office:value="81.6176470588235" calcext:value-type="float">
            <text:p>81.6176470588235</text:p>
          </table:table-cell>
          <table:table-cell table:number-columns-repeated="1008"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21" office:value-type="float" office:value="25" calcext:value-type="float">
            <text:p>25</text:p>
          </table:table-cell>
          <table:table-cell table:style-name="ce40"/>
          <table:table-cell table:style-name="ce26" table:formula="of:=[.A44]" office:value-type="float" office:value="50" calcext:value-type="float">
            <text:p>50</text:p>
          </table:table-cell>
          <table:table-cell table:style-name="ce27" table:formula="of:=MIN([.A44];[.D44])" office:value-type="float" office:value="50" calcext:value-type="float">
            <text:p>50</text:p>
          </table:table-cell>
          <table:table-cell table:style-name="ce37" table:formula="of:=([.$B$8]-[.D44]/[.B44])/[.$B$8]" office:value-type="percentage" office:value="0.96078431372549" calcext:value-type="percentage">
            <text:p>96.08%</text:p>
          </table:table-cell>
          <table:table-cell table:style-name="ce26" table:formula="of:=[.$B$5]*[.E44]*[.F44]" office:value-type="float" office:value="1200.98039215686" calcext:value-type="float">
            <text:p>1200.98039215686</text:p>
          </table:table-cell>
          <table:table-cell table:style-name="ce27" table:formula="of:=[.G44]*[.$B$7]" office:value-type="float" office:value="12.0098039215686" calcext:value-type="float">
            <text:p>12.0098039215686</text:p>
          </table:table-cell>
          <table:table-cell table:style-name="ce27" table:formula="of:=[.G44]-[.H44]" office:value-type="float" office:value="1188.97058823529" calcext:value-type="float">
            <text:p>1188.97058823529</text:p>
          </table:table-cell>
          <table:table-cell table:style-name="ce27" table:formula="of:=[.$B$3]*[.D44]" office:value-type="float" office:value="50" calcext:value-type="float">
            <text:p>50</text:p>
          </table:table-cell>
          <table:table-cell table:style-name="ce27" table:formula="of:=([.A44]+[.B44])*[.$B$4]" office:value-type="float" office:value="750" calcext:value-type="float">
            <text:p>750</text:p>
          </table:table-cell>
          <table:table-cell table:style-name="ce32" table:formula="of:=[.J44]+[.K44]" office:value-type="float" office:value="800" calcext:value-type="float">
            <text:p>800</text:p>
          </table:table-cell>
          <table:table-cell table:style-name="ce32" table:formula="of:=[.I44]-[.L44]" office:value-type="float" office:value="388.970588235294" calcext:value-type="float">
            <text:p>388.970588235294</text:p>
          </table:table-cell>
          <table:table-cell table:number-columns-repeated="1008"/>
        </table:table-row>
        <table:table-row table:style-name="ro1">
          <table:table-cell table:style-name="ce19" office:value-type="float" office:value="60" calcext:value-type="float">
            <text:p>60</text:p>
          </table:table-cell>
          <table:table-cell table:style-name="ce21" office:value-type="float" office:value="25" calcext:value-type="float">
            <text:p>25</text:p>
          </table:table-cell>
          <table:table-cell table:style-name="ce40"/>
          <table:table-cell table:style-name="ce26" table:formula="of:=[.A45]" office:value-type="float" office:value="60" calcext:value-type="float">
            <text:p>60</text:p>
          </table:table-cell>
          <table:table-cell table:style-name="ce27" table:formula="of:=MIN([.A45];[.D45])" office:value-type="float" office:value="60" calcext:value-type="float">
            <text:p>60</text:p>
          </table:table-cell>
          <table:table-cell table:style-name="ce37" table:formula="of:=([.$B$8]-[.D45]/[.B45])/[.$B$8]" office:value-type="percentage" office:value="0.952941176470588" calcext:value-type="percentage">
            <text:p>95.29%</text:p>
          </table:table-cell>
          <table:table-cell table:style-name="ce26" table:formula="of:=[.$B$5]*[.E45]*[.F45]" office:value-type="float" office:value="1429.41176470588" calcext:value-type="float">
            <text:p>1429.41176470588</text:p>
          </table:table-cell>
          <table:table-cell table:style-name="ce27" table:formula="of:=[.G45]*[.$B$7]" office:value-type="float" office:value="14.2941176470588" calcext:value-type="float">
            <text:p>14.2941176470588</text:p>
          </table:table-cell>
          <table:table-cell table:style-name="ce27" table:formula="of:=[.G45]-[.H45]" office:value-type="float" office:value="1415.11764705882" calcext:value-type="float">
            <text:p>1415.11764705882</text:p>
          </table:table-cell>
          <table:table-cell table:style-name="ce27" table:formula="of:=[.$B$3]*[.D45]" office:value-type="float" office:value="60" calcext:value-type="float">
            <text:p>60</text:p>
          </table:table-cell>
          <table:table-cell table:style-name="ce27" table:formula="of:=([.A45]+[.B45])*[.$B$4]" office:value-type="float" office:value="850" calcext:value-type="float">
            <text:p>850</text:p>
          </table:table-cell>
          <table:table-cell table:style-name="ce32" table:formula="of:=[.J45]+[.K45]" office:value-type="float" office:value="910" calcext:value-type="float">
            <text:p>910</text:p>
          </table:table-cell>
          <table:table-cell table:style-name="ce32" table:formula="of:=[.I45]-[.L45]" office:value-type="float" office:value="505.117647058824" calcext:value-type="float">
            <text:p>505.117647058824</text:p>
          </table:table-cell>
          <table:table-cell table:number-columns-repeated="1008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21" office:value-type="float" office:value="30" calcext:value-type="float">
            <text:p>30</text:p>
          </table:table-cell>
          <table:table-cell table:style-name="ce40" office:value-type="string" calcext:value-type="string">
            <text:p>30 managers</text:p>
          </table:table-cell>
          <table:table-cell table:style-name="ce26" table:formula="of:=[.A46]" office:value-type="float" office:value="0" calcext:value-type="float">
            <text:p>0</text:p>
          </table:table-cell>
          <table:table-cell table:style-name="ce27" table:formula="of:=MIN([.A46];[.D46])" office:value-type="float" office:value="0" calcext:value-type="float">
            <text:p>0</text:p>
          </table:table-cell>
          <table:table-cell table:style-name="ce37" table:formula="of:=([.$B$8]-[.D46]/[.B46])/[.$B$8]" office:value-type="percentage" office:value="1" calcext:value-type="percentage">
            <text:p>100.00%</text:p>
          </table:table-cell>
          <table:table-cell table:style-name="ce26" table:formula="of:=[.$B$5]*[.E46]*[.F46]" office:value-type="float" office:value="0" calcext:value-type="float">
            <text:p>0</text:p>
          </table:table-cell>
          <table:table-cell table:style-name="ce27" table:formula="of:=[.G46]*[.$B$7]" office:value-type="float" office:value="0" calcext:value-type="float">
            <text:p>0</text:p>
          </table:table-cell>
          <table:table-cell table:style-name="ce27" table:formula="of:=[.G46]-[.H46]" office:value-type="float" office:value="0" calcext:value-type="float">
            <text:p>0</text:p>
          </table:table-cell>
          <table:table-cell table:style-name="ce27" table:formula="of:=[.$B$3]*[.D46]" office:value-type="float" office:value="0" calcext:value-type="float">
            <text:p>0</text:p>
          </table:table-cell>
          <table:table-cell table:style-name="ce27" table:formula="of:=([.A46]+[.B46])*[.$B$4]" office:value-type="float" office:value="300" calcext:value-type="float">
            <text:p>300</text:p>
          </table:table-cell>
          <table:table-cell table:style-name="ce32" table:formula="of:=[.J46]+[.K46]" office:value-type="float" office:value="300" calcext:value-type="float">
            <text:p>300</text:p>
          </table:table-cell>
          <table:table-cell table:style-name="ce32" table:formula="of:=[.I46]-[.L46]" office:value-type="float" office:value="-300" calcext:value-type="float">
            <text:p>-300</text:p>
          </table:table-cell>
          <table:table-cell table:number-columns-repeated="100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21" office:value-type="float" office:value="30" calcext:value-type="float">
            <text:p>30</text:p>
          </table:table-cell>
          <table:table-cell table:style-name="ce40"/>
          <table:table-cell table:style-name="ce26" table:formula="of:=[.A47]" office:value-type="float" office:value="1" calcext:value-type="float">
            <text:p>1</text:p>
          </table:table-cell>
          <table:table-cell table:style-name="ce27" table:formula="of:=MIN([.A47];[.D47])" office:value-type="float" office:value="1" calcext:value-type="float">
            <text:p>1</text:p>
          </table:table-cell>
          <table:table-cell table:style-name="ce37" table:formula="of:=([.$B$8]-[.D47]/[.B47])/[.$B$8]" office:value-type="percentage" office:value="0.999346405228758" calcext:value-type="percentage">
            <text:p>99.93%</text:p>
          </table:table-cell>
          <table:table-cell table:style-name="ce26" table:formula="of:=[.$B$5]*[.E47]*[.F47]" office:value-type="float" office:value="24.983660130719" calcext:value-type="float">
            <text:p>24.983660130719</text:p>
          </table:table-cell>
          <table:table-cell table:style-name="ce27" table:formula="of:=[.G47]*[.$B$7]" office:value-type="float" office:value="0.24983660130719" calcext:value-type="float">
            <text:p>0.24983660130719</text:p>
          </table:table-cell>
          <table:table-cell table:style-name="ce27" table:formula="of:=[.G47]-[.H47]" office:value-type="float" office:value="24.7338235294118" calcext:value-type="float">
            <text:p>24.7338235294118</text:p>
          </table:table-cell>
          <table:table-cell table:style-name="ce27" table:formula="of:=[.$B$3]*[.D47]" office:value-type="float" office:value="1" calcext:value-type="float">
            <text:p>1</text:p>
          </table:table-cell>
          <table:table-cell table:style-name="ce27" table:formula="of:=([.A47]+[.B47])*[.$B$4]" office:value-type="float" office:value="310" calcext:value-type="float">
            <text:p>310</text:p>
          </table:table-cell>
          <table:table-cell table:style-name="ce32" table:formula="of:=[.J47]+[.K47]" office:value-type="float" office:value="311" calcext:value-type="float">
            <text:p>311</text:p>
          </table:table-cell>
          <table:table-cell table:style-name="ce32" table:formula="of:=[.I47]-[.L47]" office:value-type="float" office:value="-286.266176470588" calcext:value-type="float">
            <text:p>-286.266176470588</text:p>
          </table:table-cell>
          <table:table-cell table:number-columns-repeated="1008"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21" office:value-type="float" office:value="30" calcext:value-type="float">
            <text:p>30</text:p>
          </table:table-cell>
          <table:table-cell table:style-name="ce40"/>
          <table:table-cell table:style-name="ce26" table:formula="of:=[.A48]" office:value-type="float" office:value="25" calcext:value-type="float">
            <text:p>25</text:p>
          </table:table-cell>
          <table:table-cell table:style-name="ce27" table:formula="of:=MIN([.A48];[.D48])" office:value-type="float" office:value="25" calcext:value-type="float">
            <text:p>25</text:p>
          </table:table-cell>
          <table:table-cell table:style-name="ce37" table:formula="of:=([.$B$8]-[.D48]/[.B48])/[.$B$8]" office:value-type="percentage" office:value="0.983660130718954" calcext:value-type="percentage">
            <text:p>98.37%</text:p>
          </table:table-cell>
          <table:table-cell table:style-name="ce26" table:formula="of:=[.$B$5]*[.E48]*[.F48]" office:value-type="float" office:value="614.787581699346" calcext:value-type="float">
            <text:p>614.787581699346</text:p>
          </table:table-cell>
          <table:table-cell table:style-name="ce27" table:formula="of:=[.G48]*[.$B$7]" office:value-type="float" office:value="6.14787581699346" calcext:value-type="float">
            <text:p>6.14787581699346</text:p>
          </table:table-cell>
          <table:table-cell table:style-name="ce27" table:formula="of:=[.G48]-[.H48]" office:value-type="float" office:value="608.639705882353" calcext:value-type="float">
            <text:p>608.639705882353</text:p>
          </table:table-cell>
          <table:table-cell table:style-name="ce27" table:formula="of:=[.$B$3]*[.D48]" office:value-type="float" office:value="25" calcext:value-type="float">
            <text:p>25</text:p>
          </table:table-cell>
          <table:table-cell table:style-name="ce27" table:formula="of:=([.A48]+[.B48])*[.$B$4]" office:value-type="float" office:value="550" calcext:value-type="float">
            <text:p>550</text:p>
          </table:table-cell>
          <table:table-cell table:style-name="ce32" table:formula="of:=[.J48]+[.K48]" office:value-type="float" office:value="575" calcext:value-type="float">
            <text:p>575</text:p>
          </table:table-cell>
          <table:table-cell table:style-name="ce32" table:formula="of:=[.I48]-[.L48]" office:value-type="float" office:value="33.6397058823528" calcext:value-type="float">
            <text:p>33.6397058823528</text:p>
          </table:table-cell>
          <table:table-cell table:number-columns-repeated="1008"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21" office:value-type="float" office:value="30" calcext:value-type="float">
            <text:p>30</text:p>
          </table:table-cell>
          <table:table-cell table:style-name="ce40"/>
          <table:table-cell table:style-name="ce26" table:formula="of:=[.A49]" office:value-type="float" office:value="50" calcext:value-type="float">
            <text:p>50</text:p>
          </table:table-cell>
          <table:table-cell table:style-name="ce27" table:formula="of:=MIN([.A49];[.D49])" office:value-type="float" office:value="50" calcext:value-type="float">
            <text:p>50</text:p>
          </table:table-cell>
          <table:table-cell table:style-name="ce37" table:formula="of:=([.$B$8]-[.D49]/[.B49])/[.$B$8]" office:value-type="percentage" office:value="0.967320261437908" calcext:value-type="percentage">
            <text:p>96.73%</text:p>
          </table:table-cell>
          <table:table-cell table:style-name="ce26" table:formula="of:=[.$B$5]*[.E49]*[.F49]" office:value-type="float" office:value="1209.15032679739" calcext:value-type="float">
            <text:p>1209.15032679739</text:p>
          </table:table-cell>
          <table:table-cell table:style-name="ce27" table:formula="of:=[.G49]*[.$B$7]" office:value-type="float" office:value="12.0915032679739" calcext:value-type="float">
            <text:p>12.0915032679739</text:p>
          </table:table-cell>
          <table:table-cell table:style-name="ce27" table:formula="of:=[.G49]-[.H49]" office:value-type="float" office:value="1197.05882352941" calcext:value-type="float">
            <text:p>1197.05882352941</text:p>
          </table:table-cell>
          <table:table-cell table:style-name="ce27" table:formula="of:=[.$B$3]*[.D49]" office:value-type="float" office:value="50" calcext:value-type="float">
            <text:p>50</text:p>
          </table:table-cell>
          <table:table-cell table:style-name="ce27" table:formula="of:=([.A49]+[.B49])*[.$B$4]" office:value-type="float" office:value="800" calcext:value-type="float">
            <text:p>800</text:p>
          </table:table-cell>
          <table:table-cell table:style-name="ce32" table:formula="of:=[.J49]+[.K49]" office:value-type="float" office:value="850" calcext:value-type="float">
            <text:p>850</text:p>
          </table:table-cell>
          <table:table-cell table:style-name="ce32" table:formula="of:=[.I49]-[.L49]" office:value-type="float" office:value="347.058823529412" calcext:value-type="float">
            <text:p>347.058823529412</text:p>
          </table:table-cell>
          <table:table-cell table:number-columns-repeated="1008"/>
        </table:table-row>
        <table:table-row table:style-name="ro1">
          <table:table-cell table:style-name="ce19" office:value-type="float" office:value="60" calcext:value-type="float">
            <text:p>60</text:p>
          </table:table-cell>
          <table:table-cell table:style-name="ce21" office:value-type="float" office:value="30" calcext:value-type="float">
            <text:p>30</text:p>
          </table:table-cell>
          <table:table-cell table:style-name="ce40"/>
          <table:table-cell table:style-name="ce26" table:formula="of:=[.A50]" office:value-type="float" office:value="60" calcext:value-type="float">
            <text:p>60</text:p>
          </table:table-cell>
          <table:table-cell table:style-name="ce27" table:formula="of:=MIN([.A50];[.D50])" office:value-type="float" office:value="60" calcext:value-type="float">
            <text:p>60</text:p>
          </table:table-cell>
          <table:table-cell table:style-name="ce37" table:formula="of:=([.$B$8]-[.D50]/[.B50])/[.$B$8]" office:value-type="percentage" office:value="0.96078431372549" calcext:value-type="percentage">
            <text:p>96.08%</text:p>
          </table:table-cell>
          <table:table-cell table:style-name="ce26" table:formula="of:=[.$B$5]*[.E50]*[.F50]" office:value-type="float" office:value="1441.17647058824" calcext:value-type="float">
            <text:p>1441.17647058824</text:p>
          </table:table-cell>
          <table:table-cell table:style-name="ce27" table:formula="of:=[.G50]*[.$B$7]" office:value-type="float" office:value="14.4117647058824" calcext:value-type="float">
            <text:p>14.4117647058824</text:p>
          </table:table-cell>
          <table:table-cell table:style-name="ce27" table:formula="of:=[.G50]-[.H50]" office:value-type="float" office:value="1426.76470588235" calcext:value-type="float">
            <text:p>1426.76470588235</text:p>
          </table:table-cell>
          <table:table-cell table:style-name="ce27" table:formula="of:=[.$B$3]*[.D50]" office:value-type="float" office:value="60" calcext:value-type="float">
            <text:p>60</text:p>
          </table:table-cell>
          <table:table-cell table:style-name="ce27" table:formula="of:=([.A50]+[.B50])*[.$B$4]" office:value-type="float" office:value="900" calcext:value-type="float">
            <text:p>900</text:p>
          </table:table-cell>
          <table:table-cell table:style-name="ce32" table:formula="of:=[.J50]+[.K50]" office:value-type="float" office:value="960" calcext:value-type="float">
            <text:p>960</text:p>
          </table:table-cell>
          <table:table-cell table:style-name="ce32" table:formula="of:=[.I50]-[.L50]" office:value-type="float" office:value="466.764705882353" calcext:value-type="float">
            <text:p>466.76470588235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3" table:number-columns-repeated="2"/>
          <table:table-cell table:number-columns-repeated="1017"/>
        </table:table-row>
        <table:table-row table:style-name="ro5" table:number-rows-repeated="1048524">
          <table:table-cell table:number-columns-repeated="1021"/>
        </table:table-row>
        <table:table-row table:style-name="ro6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11.6902in" fo:page-height="8.2701in" style:num-format="1" style:print-orientation="landscape" style:scale-to="90%" style:writing-mode="lr-tb"/>
      <style:header-style>
        <style:header-footer-properties fo:min-height="0.5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text:s/>of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6">00/00/0000</text:date>, <text:time style:data-style-name="N2" text:time-value="18:48:13.0545331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24T20:29:44.871432414</meta:creation-date>
    <meta:generator>LibreOffice/6.4.7.2$Linux_X86_64 LibreOffice_project/40$Build-2</meta:generator>
    <dc:date>2024-12-26T18:49:06.271800254</dc:date>
    <meta:editing-duration>PT8H30M28S</meta:editing-duration>
    <meta:editing-cycles>267</meta:editing-cycles>
    <meta:document-statistic meta:table-count="1" meta:cell-count="36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">
      <style:chart-properties chart:display-label="true" chart:logarithmic="false" chart:minimum="0" chart:maximum="6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ecb3" draw:fill-color="#ffec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arrow-down" chart:symbol-width="0.25cm" chart:symbol-height="0.25cm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81d41a" draw:fill-color="#81d41a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false"/>
      <style:graphic-properties draw:stroke="none" svg:stroke-width="0.08cm" svg:stroke-color="#e16173" draw:fill-color="#e16173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8e86ae" draw:fill-color="#8e86a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572cm" svg:height="8.099cm" xlink:href=".." xlink:type="simple" chart:class="chart:scatter" chart:style-name="ch1">
        <chart:title svg:x="6.869cm" svg:y="0.297cm" chart:style-name="ch2">
          <text:p>No loan driver count and manager count result dependency</text:p>
        </chart:title>
        <chart:legend chart:legend-position="end" svg:x="18.917cm" svg:y="2.754cm" style:legend-expansion="high" chart:style-name="ch3"/>
        <chart:plot-area chart:style-name="ch4" table:cell-range-address="Sheet1.A26:Sheet1.A30 Sheet1.C26:Sheet1.C26 Sheet1.M26:Sheet1.M50 Sheet1.C31:Sheet1.C31 Sheet1.C36:Sheet1.C36 Sheet1.C41:Sheet1.C41 Sheet1.C46:Sheet1.C46" chart:data-source-has-labels="both" svg:x="2.003cm" svg:y="1.237cm" svg:width="16.403cm" svg:height="5.72cm">
          <chartooo:coordinate-region svg:x="3.101cm" svg:y="1.436cm" svg:width="15.118cm" svg:height="5.322cm"/>
          <chart:axis chart:dimension="x" chart:name="primary-x" chart:style-name="ch5" chartooo:axis-type="auto">
            <chart:title svg:x="18.524cm" svg:y="6.423cm" chart:style-name="ch6">
              <text:p>Driver count = car count</text:p>
            </chart:title>
            <chart:categories table:cell-range-address="Sheet1.A26:Sheet1.A30"/>
          </chart:axis>
          <chart:axis chart:dimension="y" chart:name="primary-y" chart:style-name="ch7">
            <chart:title svg:x="2.381cm" svg:y="0.477cm" chart:style-name="ch6">
              <text:p>Result</text:p>
            </chart:title>
            <chart:grid chart:style-name="ch8" chart:class="major"/>
          </chart:axis>
          <chart:series chart:style-name="ch9" chart:values-cell-range-address="Sheet1.M26:Sheet1.M31" chart:label-cell-address="Sheet1.C26:Sheet1.C26" chart:class="chart:scatter">
            <chart:domain table:cell-range-address="Sheet1.A26:Sheet1.A30"/>
            <chart:data-point chart:repeated="6"/>
          </chart:series>
          <chart:series chart:style-name="ch10" chart:values-cell-range-address="Sheet1.M31:Sheet1.M35" chart:label-cell-address="Sheet1.C31:Sheet1.C31" chart:class="chart:scatter">
            <chart:domain table:cell-range-address="Sheet1.A31:Sheet1.A35"/>
            <chart:data-point chart:repeated="2"/>
            <chart:data-point chart:style-name="ch11"/>
            <chart:data-point chart:repeated="2"/>
          </chart:series>
          <chart:series chart:style-name="ch12" chart:values-cell-range-address="Sheet1.M36:Sheet1.M40" chart:label-cell-address="Sheet1.C36:Sheet1.C36" chart:class="chart:scatter">
            <chart:domain table:cell-range-address="Sheet1.A36:Sheet1.A40"/>
            <chart:data-point chart:repeated="5"/>
          </chart:series>
          <chart:series chart:style-name="ch13" chart:values-cell-range-address="Sheet1.M41:Sheet1.M45" chart:label-cell-address="Sheet1.C41:Sheet1.C41" chart:class="chart:scatter">
            <chart:domain table:cell-range-address="Sheet1.A41:Sheet1.A45"/>
            <chart:data-point chart:repeated="5"/>
          </chart:series>
          <chart:series chart:style-name="ch14" chart:values-cell-range-address="Sheet1.M46:Sheet1.M50" chart:label-cell-address="Sheet1.C46:Sheet1.C46" chart:class="chart:scatter">
            <chart:domain table:cell-range-address="Sheet1.A46:Sheet1.A50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 managers (all values undefinedness)</text:p>
                <draw:g>
                  <svg:desc>Sheet1.C26:Sheet1.C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 manager</text:p>
                <draw:g>
                  <svg:desc>Sheet1.C31:Sheet1.C3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5 managers</text:p>
                <draw:g>
                  <svg:desc>Sheet1.C36:Sheet1.C3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5 managers</text:p>
                <draw:g>
                  <svg:desc>Sheet1.C41:Sheet1.C4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30 managers</text:p>
                <draw:g>
                  <svg:desc>Sheet1.C46:Sheet1.C4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6:Sheet1.A30</svg:desc>
                </draw:g>
              </table:table-cell>
              <table:table-cell office:value-type="float" office:value="0">
                <text:p>0</text:p>
                <draw:g>
                  <svg:desc>Sheet1.A26:Sheet1.A30</svg:desc>
                </draw:g>
              </table:table-cell>
              <table:table-cell office:value-type="float" office:value="NaN">
                <text:p>NaN</text:p>
                <draw:g>
                  <svg:desc>Sheet1.M26:Sheet1.M31</svg:desc>
                </draw:g>
              </table:table-cell>
              <table:table-cell office:value-type="float" office:value="0">
                <text:p>0</text:p>
                <draw:g>
                  <svg:desc>Sheet1.A31:Sheet1.A35</svg:desc>
                </draw:g>
              </table:table-cell>
              <table:table-cell office:value-type="float" office:value="-10">
                <text:p>-10</text:p>
                <draw:g>
                  <svg:desc>Sheet1.M31:Sheet1.M35</svg:desc>
                </draw:g>
              </table:table-cell>
              <table:table-cell office:value-type="float" office:value="0">
                <text:p>0</text:p>
                <draw:g>
                  <svg:desc>Sheet1.A36:Sheet1.A40</svg:desc>
                </draw:g>
              </table:table-cell>
              <table:table-cell office:value-type="float" office:value="-50">
                <text:p>-50</text:p>
                <draw:g>
                  <svg:desc>Sheet1.M36:Sheet1.M40</svg:desc>
                </draw:g>
              </table:table-cell>
              <table:table-cell office:value-type="float" office:value="0">
                <text:p>0</text:p>
                <draw:g>
                  <svg:desc>Sheet1.A41:Sheet1.A45</svg:desc>
                </draw:g>
              </table:table-cell>
              <table:table-cell office:value-type="float" office:value="-250">
                <text:p>-250</text:p>
                <draw:g>
                  <svg:desc>Sheet1.M41:Sheet1.M45</svg:desc>
                </draw:g>
              </table:table-cell>
              <table:table-cell office:value-type="float" office:value="0">
                <text:p>0</text:p>
                <draw:g>
                  <svg:desc>Sheet1.A46:Sheet1.A50</svg:desc>
                </draw:g>
              </table:table-cell>
              <table:table-cell office:value-type="float" office:value="-300">
                <text:p>-300</text:p>
                <draw:g>
                  <svg:desc>Sheet1.M46:Sheet1.M5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26470588235294">
                <text:p>3.26470588235294</text:p>
              </table:table-cell>
              <table:table-cell office:value-type="float" office:value="1">
                <text:p>1</text:p>
              </table:table-cell>
              <table:table-cell office:value-type="float" office:value="-36.3470588235294">
                <text:p>-36.3470588235294</text:p>
              </table:table-cell>
              <table:table-cell office:value-type="float" office:value="1">
                <text:p>1</text:p>
              </table:table-cell>
              <table:table-cell office:value-type="float" office:value="-236.269411764706">
                <text:p>-236.269411764706</text:p>
              </table:table-cell>
              <table:table-cell office:value-type="float" office:value="1">
                <text:p>1</text:p>
              </table:table-cell>
              <table:table-cell office:value-type="float" office:value="-286.266176470588">
                <text:p>-286.26617647058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30.4411764705882">
                <text:p>30.4411764705882</text:p>
              </table:table-cell>
              <table:table-cell office:value-type="float" office:value="25">
                <text:p>25</text:p>
              </table:table-cell>
              <table:table-cell office:value-type="float" office:value="233.088235294118">
                <text:p>233.088235294118</text:p>
              </table:table-cell>
              <table:table-cell office:value-type="float" office:value="25">
                <text:p>25</text:p>
              </table:table-cell>
              <table:table-cell office:value-type="float" office:value="81.6176470588235">
                <text:p>81.6176470588235</text:p>
              </table:table-cell>
              <table:table-cell office:value-type="float" office:value="25">
                <text:p>25</text:p>
              </table:table-cell>
              <table:table-cell office:value-type="float" office:value="33.6397058823528">
                <text:p>33.639705882352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-535.735294117647">
                <text:p>-535.735294117647</text:p>
              </table:table-cell>
              <table:table-cell office:value-type="float" office:value="50">
                <text:p>50</text:p>
              </table:table-cell>
              <table:table-cell office:value-type="float" office:value="394.852941176471">
                <text:p>394.852941176471</text:p>
              </table:table-cell>
              <table:table-cell office:value-type="float" office:value="50">
                <text:p>50</text:p>
              </table:table-cell>
              <table:table-cell office:value-type="float" office:value="388.970588235294">
                <text:p>388.970588235294</text:p>
              </table:table-cell>
              <table:table-cell office:value-type="float" office:value="50">
                <text:p>50</text:p>
              </table:table-cell>
              <table:table-cell office:value-type="float" office:value="347.058823529412">
                <text:p>347.05882352941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-932.058823529412">
                <text:p>-932.058823529412</text:p>
              </table:table-cell>
              <table:table-cell office:value-type="float" office:value="60">
                <text:p>60</text:p>
              </table:table-cell>
              <table:table-cell office:value-type="float" office:value="425.588235294118">
                <text:p>425.588235294118</text:p>
              </table:table-cell>
              <table:table-cell office:value-type="float" office:value="60">
                <text:p>60</text:p>
              </table:table-cell>
              <table:table-cell office:value-type="float" office:value="505.117647058824">
                <text:p>505.117647058824</text:p>
              </table:table-cell>
              <table:table-cell office:value-type="float" office:value="60">
                <text:p>60</text:p>
              </table:table-cell>
              <table:table-cell office:value-type="float" office:value="466.764705882353">
                <text:p>466.7647058823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0">
                <text:p>-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